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draw:auto-grow-height="true" fo:min-height="18.5cm"/>
    </style:style>
    <style:style style:name="pr2" style:family="presentation" style:parent-style-name="Padrão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2" draw:layer="layout" svg:width="25.199cm" svg:height="18.5cm" svg:x="1.4cm" svg:y="1cm" presentation:class="subtitle" presentation:user-transformed="true">
          <draw:text-box>
            <text:list text:style-name="L1">
              <text:list-header>
                <text:p text:style-name="P1">Trabalho Artístico 1 - 2013/02</text:p>
                <text:p text:style-name="P2"/>
              </text:list-header>
              <text:list-item>
                <text:p text:style-name="P2"><text:s/>Título: </text:p>
              </text:list-item>
            </text:list>
            <text:p text:style-name="P2"><text:span text:style-name="T1"><text:tab/></text:span><text:span text:style-name="T1">Corrida maluca</text:span></text:p>
            <text:list text:continue-numbering="true" text:style-name="L1">
              <text:list-item>
                <text:p text:style-name="P2"><text:s/>Autor:</text:p>
              </text:list-item>
            </text:list>
            <text:p text:style-name="P2"><text:tab/><text:span text:style-name="T1">João Luiz Grave Gross</text:span></text:p>
            <text:list text:continue-numbering="true" text:style-name="L1">
              <text:list-item>
                <text:p text:style-name="P2"><text:s/>Ideia ou técnica explorada:</text:p>
              </text:list-item>
            </text:list>
            <text:p text:style-name="P2"><text:tab/><text:span text:style-name="T1">Um grupo de notas de piano tocam em sequencia, dando uma ideia de progressão das frequencias. Além disso, as sequencias são tocadas em intervalos cada vez menores, parecendo acelerar. O efeito ficou bastante interessante.</text:span></text:p>
            <text:list text:continue-numbering="true" text:style-name="L1">
              <text:list-item>
                <text:p text:style-name="P2"><text:s/>Software utilizado:</text:p>
              </text:list-item>
            </text:list>
            <text:p text:style-name="P2"><text:tab/><text:span text:style-name="T1">Max 6, desenvolvido pela </text:span><text:span text:style-name="T1"><text:a xlink:href="http://cycling74.com/" xlink:type="simple">cycling74</text:a></text:span><text:span text:style-name="T1"> (http://cycling74.com/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shrink-to-fit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cm" fo:margin-bottom="0.4cm"/>
      <style:text-properties fo:font-size="28pt" style:font-size-asian="28pt" style:font-size-complex="28pt"/>
    </style:style>
    <style:style style:name="Padrão_20_1-outline3" style:display-name="Padrão 1-outline3" style:family="presentation" style:parent-style-name="Padrão_20_1-outline2">
      <style:paragraph-properties fo:margin-top="0cm" fo:margin-bottom="0.3cm"/>
      <style:text-properties fo:font-size="24pt" style:font-size-asian="24pt" style:font-size-complex="24pt"/>
    </style:style>
    <style:style style:name="Padrão_20_1-outline4" style:display-name="Padrão 1-outline4" style:family="presentation" style:parent-style-name="Padrão_20_1-outline3">
      <style:paragraph-properties fo:margin-top="0cm" fo:margin-bottom="0.2cm"/>
      <style:text-properties fo:font-size="20pt" style:font-size-asian="20pt" style:font-size-complex="20pt"/>
    </style:style>
    <style:style style:name="Padrão_20_1-outline5" style:display-name="Padrão 1-outline5" style:family="presentation" style:parent-style-name="Padrão_20_1-outline4">
      <style:paragraph-properties fo:margin-top="0cm" fo:margin-bottom="0.1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cm" fo:margin-bottom="0.1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cm" fo:margin-bottom="0.1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cm" fo:margin-bottom="0.1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cm" fo:margin-bottom="0.1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none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auto-grow-height="false" draw:fit-to-size="shrink-to-fit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outline2" style:display-name="Padrão 2-outline2" style:family="presentation" style:parent-style-name="Padrão_20_2-outline1">
      <style:paragraph-properties fo:margin-top="0cm" fo:margin-bottom="0.4cm"/>
      <style:text-properties fo:font-size="28pt" style:font-size-asian="28pt" style:font-size-complex="28pt"/>
    </style:style>
    <style:style style:name="Padrão_20_2-outline3" style:display-name="Padrão 2-outline3" style:family="presentation" style:parent-style-name="Padrão_20_2-outline2">
      <style:paragraph-properties fo:margin-top="0cm" fo:margin-bottom="0.3cm"/>
      <style:text-properties fo:font-size="24pt" style:font-size-asian="24pt" style:font-size-complex="24pt"/>
    </style:style>
    <style:style style:name="Padrão_20_2-outline4" style:display-name="Padrão 2-outline4" style:family="presentation" style:parent-style-name="Padrão_20_2-outline3">
      <style:paragraph-properties fo:margin-top="0cm" fo:margin-bottom="0.2cm"/>
      <style:text-properties fo:font-size="20pt" style:font-size-asian="20pt" style:font-size-complex="20pt"/>
    </style:style>
    <style:style style:name="Padrão_20_2-outline5" style:display-name="Padrão 2-outline5" style:family="presentation" style:parent-style-name="Padrão_20_2-outline4">
      <style:paragraph-properties fo:margin-top="0cm" fo:margin-bottom="0.1cm"/>
      <style:text-properties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paragraph-properties fo:margin-top="0cm" fo:margin-bottom="0.1cm"/>
      <style:text-properties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paragraph-properties fo:margin-top="0cm" fo:margin-bottom="0.1cm"/>
      <style:text-properties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top="0cm" fo:margin-bottom="0.1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top="0cm" fo:margin-bottom="0.1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Padrão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adrão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Padrão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Padrão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frame presentation:style-name="Padrão_20_1-title" draw:layer="backgroundobjects" svg:width="25.199cm" svg:height="3.506cm" svg:x="1.4cm" svg:y="0.837cm" presentation:class="title" presentation:placeholder="true">
        <draw:text-box/>
      </draw:frame>
      <draw:frame presentation:style-name="Padrão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_20_1-title" draw:layer="backgroundobjects" svg:width="14.848cm" svg:height="11.136cm" svg:x="3.075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adrão_20_2" style:display-name="Padrão 2" style:page-layout-name="PM1" draw:style-name="Mdp1">
      <draw:frame presentation:style-name="Padrão_20_2-title" draw:layer="backgroundobjects" svg:width="25.199cm" svg:height="3.506cm" svg:x="1.4cm" svg:y="0.837cm" presentation:class="title" presentation:placeholder="true">
        <draw:text-box/>
      </draw:frame>
      <draw:frame presentation:style-name="Padrão_20_2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_20_2-title" draw:layer="backgroundobjects" svg:width="14.848cm" svg:height="11.136cm" svg:x="3.075cm" svg:y="2.257cm" presentation:class="page"/>
        <draw:frame presentation:style-name="Padrão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ão Gross</meta:initial-creator>
    <meta:creation-date>2013-10-14T21:28:13.70</meta:creation-date>
    <meta:editing-duration>PT10M25S</meta:editing-duration>
    <meta:editing-cycles>4</meta:editing-cycles>
    <dc:date>2013-10-18T18:56:11.06</dc:date>
    <meta:generator>LibreOffice/4.0.5.2$Windows_x86 LibreOffice_project/5464147a081647a250913f19c0715bca595af2f</meta:generator>
    <meta:document-statistic meta:object-count="46"/>
  </office:meta>
</office:document-meta>
</file>